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nerateMetadataFiles</text:span> - python script to generate metadata files(comma separated file with column name, datatype, is_primarykey fields). These files are useful to form hive scripts.</text:p>
      <text:p text:style-name="Standard">Sample files are available in <text:span text:style-name="T1">sample_metadata_files</text:span> folder.</text:p>
      <text:p text:style-name="Standard"/>
      <text:p text:style-name="Standard"><text:span text:style-name="T1">metadata_query</text:span> - sql script file to get metadata from greenplum tables</text:p>
      <text:p text:style-name="Standard"/>
      <text:p text:style-name="Standard"><text:span text:style-name="T1">gp_generalize_scripts</text:span> - python script to generate hive and shell scripts for both full load and incremental load tables.</text:p>
      <text:p text:style-name="Standard">Sample scripts are available in <text:span text:style-name="T1">sample_scripts</text:span> folder</text:p>
      <text:p text:style-name="Standard"/>
      <text:p text:style-name="Standard"><text:span text:style-name="T1">createtable_greenplum_script</text:span> - sql script file to create tables in hive source.</text:p>
      <text:p text:style-name="Standard"/>
      <text:p text:style-name="Standard"><text:span text:style-name="T1">greenplumToHadoop</text:span> - python script which moves the incremental and full load files from greenplum to HDFS. This is similar to what attunity does.</text:p>
      <text:p text:style-name="Standard">Sample files are available in <text:span text:style-name="T1">sample_FL_IL_files</text:span> folder.</text:p>
      <text:p text:style-name="Standard"/>
      <text:p text:style-name="Standard">Note:- The filepath in HDFS are as follows:-</text:p>
      <text:list xml:id="list7260061186284988162" text:style-name="L1">
        <text:list-item>
          <text:p text:style-name="P2">/user/root/greenplum/source – To place all full and incremental load files, this path is configured in attunity</text:p>
        </text:list-item>
        <text:list-item>
          <text:p text:style-name="P2">/user/root/greenplum/scripts – To place hive and shell script files for both FL and IL</text:p>
        </text:list-item>
        <text:list-item>
          <text:p text:style-name="P2">/user/root/greenplum/archive – To move the files to, at the end of IL process.</text:p>
        </text:list-item>
      </text:list>
      <text:p text:style-name="Standard">The Hive databases used are:-</text:p>
      <text:list xml:id="list5225750774276977769" text:style-name="L2">
        <text:list-item>
          <text:p text:style-name="P3">gp_source – For hive souce tables, configured in attunity.</text:p>
        </text:list-item>
        <text:list-item>
          <text:p text:style-name="P3">gp_target – For hive final tables that holds up-to-date data</text:p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07T12:46:59.13</dc:date>
    <dc:creator>Srilatha Bandari</dc:creator>
    <meta:generator>OpenOffice/4.1.2$Win32 OpenOffice.org_project/412m3$Build-9782</meta:generator>
    <meta:editing-duration>PT3M23S</meta:editing-duration>
    <meta:editing-cycles>2</meta:editing-cycles>
    <meta:document-statistic meta:table-count="0" meta:image-count="0" meta:object-count="0" meta:page-count="1" meta:paragraph-count="15" meta:word-count="183" meta:character-count="1228"/>
  </office:meta>
</office:document-meta>
</file>